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" style:font-family-generic="swiss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font-name="Consolas" fo:font-size="14pt" fo:font-style="normal" fo:font-weight="normal" officeooo:rsid="00220e91" officeooo:paragraph-rsid="00220e91" style:font-size-asian="12.25pt" style:font-style-asian="normal" style:font-weight-asian="normal" style:font-size-complex="14pt" style:font-style-complex="normal" style:font-weight-complex="normal"/>
    </style:style>
    <style:style style:name="P2" style:family="paragraph" style:parent-style-name="Standard">
      <style:text-properties style:font-name="Consolas" fo:font-size="14pt" fo:font-style="normal" fo:font-weight="normal" officeooo:rsid="001cbb2c" officeooo:paragraph-rsid="001cbb2c" style:font-size-asian="12.25pt" style:font-style-asian="normal" style:font-weight-asian="normal" style:font-size-complex="14pt" style:font-style-complex="normal" style:font-weight-complex="normal"/>
    </style:style>
    <style:style style:name="P3" style:family="paragraph" style:parent-style-name="Standard">
      <style:text-properties style:font-name="Consolas" fo:font-size="14pt" fo:font-style="normal" fo:font-weight="normal" officeooo:rsid="001d5365" officeooo:paragraph-rsid="001d5365" style:font-size-asian="12.25pt" style:font-style-asian="normal" style:font-weight-asian="normal" style:font-size-complex="14pt" style:font-style-complex="normal" style:font-weight-complex="normal"/>
    </style:style>
    <style:style style:name="P4" style:family="paragraph" style:parent-style-name="Standard">
      <style:text-properties style:font-name="Consolas" fo:font-size="14pt" fo:font-style="normal" fo:font-weight="normal" officeooo:rsid="0021b587" officeooo:paragraph-rsid="0021b587" style:font-size-asian="12.25pt" style:font-style-asian="normal" style:font-weight-asian="normal" style:font-size-complex="14pt" style:font-style-complex="normal" style:font-weight-complex="normal"/>
    </style:style>
    <style:style style:name="P5" style:family="paragraph" style:parent-style-name="Standard">
      <style:text-properties style:font-name="Consolas" fo:font-size="14pt" fo:font-style="normal" fo:font-weight="normal" officeooo:rsid="001fe97f" officeooo:paragraph-rsid="001fe97f" style:font-size-asian="12.25pt" style:font-style-asian="normal" style:font-weight-asian="normal" style:font-size-complex="14pt" style:font-style-complex="normal" style:font-weight-complex="normal"/>
    </style:style>
    <style:style style:name="P6" style:family="paragraph" style:parent-style-name="Standard">
      <style:text-properties style:font-name="Consolas" fo:font-size="14pt" fo:font-style="normal" fo:font-weight="normal" officeooo:rsid="0024e652" officeooo:paragraph-rsid="0024e652" style:font-size-asian="12.25pt" style:font-style-asian="normal" style:font-weight-asian="normal" style:font-size-complex="14pt" style:font-style-complex="normal" style:font-weight-complex="normal"/>
    </style:style>
    <style:style style:name="P7" style:family="paragraph" style:parent-style-name="Standard">
      <style:text-properties style:font-name="Consolas" fo:font-size="14pt" fo:font-style="normal" fo:font-weight="normal" officeooo:rsid="00298159" officeooo:paragraph-rsid="00298159" style:font-size-asian="12.25pt" style:font-style-asian="normal" style:font-weight-asian="normal" style:font-size-complex="14pt" style:font-style-complex="normal" style:font-weight-complex="normal"/>
    </style:style>
    <style:style style:name="P8" style:family="paragraph" style:parent-style-name="Standard">
      <style:text-properties style:font-name="Consolas" fo:font-size="14pt" fo:font-style="normal" fo:font-weight="normal" officeooo:rsid="002d3697" officeooo:paragraph-rsid="002d3697" style:font-size-asian="12.25pt" style:font-style-asian="normal" style:font-weight-asian="normal" style:font-size-complex="14pt" style:font-style-complex="normal" style:font-weight-complex="normal"/>
    </style:style>
    <style:style style:name="P9" style:family="paragraph" style:parent-style-name="Standard">
      <style:text-properties style:font-name="Consolas" fo:font-size="14pt" fo:font-style="normal" fo:font-weight="normal" officeooo:rsid="002e8ab4" officeooo:paragraph-rsid="002e8ab4" style:font-size-asian="12.25pt" style:font-style-asian="normal" style:font-weight-asian="normal" style:font-size-complex="14pt" style:font-style-complex="normal" style:font-weight-complex="normal"/>
    </style:style>
    <style:style style:name="P10" style:family="paragraph" style:parent-style-name="Standard">
      <style:text-properties style:font-name="Consolas" fo:font-size="14pt" fo:font-style="normal" fo:font-weight="normal" officeooo:rsid="002f4d49" officeooo:paragraph-rsid="002f4d49" style:font-size-asian="12.25pt" style:font-style-asian="normal" style:font-weight-asian="normal" style:font-size-complex="14pt" style:font-style-complex="normal" style:font-weight-complex="normal"/>
    </style:style>
    <style:style style:name="P11" style:family="paragraph" style:parent-style-name="Standard">
      <style:text-properties style:font-name="Consolas" fo:font-size="14pt" fo:font-style="normal" fo:font-weight="normal" officeooo:rsid="0031e553" officeooo:paragraph-rsid="0031e553" style:font-size-asian="12.25pt" style:font-style-asian="normal" style:font-weight-asian="normal" style:font-size-complex="14pt" style:font-style-complex="normal" style:font-weight-complex="normal"/>
    </style:style>
    <style:style style:name="P12" style:family="paragraph" style:parent-style-name="Standard">
      <style:text-properties style:font-name="Consolas" fo:font-size="14pt" fo:font-style="normal" fo:font-weight="normal" officeooo:rsid="00339016" officeooo:paragraph-rsid="00339016" style:font-size-asian="12.25pt" style:font-style-asian="normal" style:font-weight-asian="normal" style:font-size-complex="14pt" style:font-style-complex="normal" style:font-weight-complex="normal"/>
    </style:style>
    <style:style style:name="P13" style:family="paragraph" style:parent-style-name="Standard">
      <style:text-properties style:font-name="Consolas" fo:font-size="14pt" fo:font-style="normal" fo:font-weight="normal" officeooo:rsid="0033f4d4" officeooo:paragraph-rsid="0033f4d4" style:font-size-asian="12.25pt" style:font-style-asian="normal" style:font-weight-asian="normal" style:font-size-complex="14pt" style:font-style-complex="normal" style:font-weight-complex="normal"/>
    </style:style>
    <style:style style:name="P14" style:family="paragraph" style:parent-style-name="Standard">
      <style:text-properties style:font-name="Consolas" fo:font-size="14pt" fo:font-style="normal" fo:font-weight="normal" officeooo:rsid="00356bd2" officeooo:paragraph-rsid="00356bd2" style:font-size-asian="12.25pt" style:font-style-asian="normal" style:font-weight-asian="normal" style:font-size-complex="14pt" style:font-style-complex="normal" style:font-weight-complex="normal"/>
    </style:style>
    <style:style style:name="P15" style:family="paragraph" style:parent-style-name="Standard">
      <style:text-properties style:font-name="Consolas" fo:font-size="14pt" fo:font-style="normal" fo:font-weight="normal" officeooo:rsid="003665db" officeooo:paragraph-rsid="003665db" style:font-size-asian="12.25pt" style:font-style-asian="normal" style:font-weight-asian="normal" style:font-size-complex="14pt" style:font-style-complex="normal" style:font-weight-complex="normal"/>
    </style:style>
    <style:style style:name="P16" style:family="paragraph" style:parent-style-name="Standard">
      <style:text-properties style:font-name="Consolas" fo:font-size="14pt" fo:font-style="normal" fo:font-weight="normal" officeooo:rsid="00390198" officeooo:paragraph-rsid="00390198" style:font-size-asian="12.25pt" style:font-style-asian="normal" style:font-weight-asian="normal" style:font-size-complex="14pt" style:font-style-complex="normal" style:font-weight-complex="normal"/>
    </style:style>
    <style:style style:name="P17" style:family="paragraph" style:parent-style-name="Standard">
      <style:text-properties style:font-name="Consolas" fo:font-size="14pt" fo:font-style="normal" fo:font-weight="normal" officeooo:rsid="0039a2e9" officeooo:paragraph-rsid="0039a2e9" style:font-size-asian="12.25pt" style:font-style-asian="normal" style:font-weight-asian="normal" style:font-size-complex="14pt" style:font-style-complex="normal" style:font-weight-complex="normal"/>
    </style:style>
    <style:style style:name="P18" style:family="paragraph" style:parent-style-name="Standard">
      <style:text-properties style:font-name="Consolas" fo:font-size="14pt" fo:font-style="normal" fo:font-weight="normal" officeooo:rsid="003ab546" officeooo:paragraph-rsid="003ab546" style:font-size-asian="12.25pt" style:font-style-asian="normal" style:font-weight-asian="normal" style:font-size-complex="14pt" style:font-style-complex="normal" style:font-weight-complex="normal"/>
    </style:style>
    <style:style style:name="P19" style:family="paragraph" style:parent-style-name="Standard">
      <style:text-properties style:font-name="Consolas" fo:font-size="14pt" fo:font-style="normal" fo:font-weight="normal" officeooo:rsid="003b62c2" officeooo:paragraph-rsid="003b62c2" style:font-size-asian="12.25pt" style:font-style-asian="normal" style:font-weight-asian="normal" style:font-size-complex="14pt" style:font-style-complex="normal" style:font-weight-complex="normal"/>
    </style:style>
    <style:style style:name="P20" style:family="paragraph" style:parent-style-name="Standard">
      <style:text-properties style:font-name="Consolas" fo:font-size="14pt" fo:font-style="normal" fo:font-weight="normal" officeooo:rsid="003ce3c7" officeooo:paragraph-rsid="003ce3c7" style:font-size-asian="12.25pt" style:font-style-asian="normal" style:font-weight-asian="normal" style:font-size-complex="14pt" style:font-style-complex="normal" style:font-weight-complex="normal"/>
    </style:style>
    <style:style style:name="P21" style:family="paragraph" style:parent-style-name="Standard">
      <style:text-properties style:font-name="Consolas" fo:font-size="14pt" fo:font-style="normal" fo:font-weight="normal" officeooo:rsid="003e6586" officeooo:paragraph-rsid="003e6586" style:font-size-asian="12.25pt" style:font-style-asian="normal" style:font-weight-asian="normal" style:font-size-complex="14pt" style:font-style-complex="normal" style:font-weight-complex="normal"/>
    </style:style>
    <style:style style:name="P22" style:family="paragraph" style:parent-style-name="Standard" style:list-style-name="L3">
      <style:text-properties style:font-name="Consolas" fo:font-size="14pt" fo:font-style="normal" fo:font-weight="normal" officeooo:rsid="003e6586" officeooo:paragraph-rsid="003e6586" style:font-size-asian="12.25pt" style:font-style-asian="normal" style:font-weight-asian="normal" style:font-size-complex="14pt" style:font-style-complex="normal" style:font-weight-complex="normal"/>
    </style:style>
    <style:style style:name="P23" style:family="paragraph" style:parent-style-name="Standard" style:list-style-name="L3">
      <style:text-properties style:font-name="Consolas" fo:font-size="14pt" fo:font-style="normal" fo:font-weight="normal" officeooo:rsid="003facb6" officeooo:paragraph-rsid="003facb6" style:font-size-asian="12.25pt" style:font-style-asian="normal" style:font-weight-asian="normal" style:font-size-complex="14pt" style:font-style-complex="normal" style:font-weight-complex="normal"/>
    </style:style>
    <style:style style:name="P24" style:family="paragraph" style:parent-style-name="Standard">
      <style:text-properties style:font-name="Consolas" fo:font-size="14pt" fo:font-style="normal" fo:font-weight="normal" officeooo:rsid="003facb6" officeooo:paragraph-rsid="003facb6" style:font-size-asian="12.25pt" style:font-style-asian="normal" style:font-weight-asian="normal" style:font-size-complex="14pt" style:font-style-complex="normal" style:font-weight-complex="normal"/>
    </style:style>
    <style:style style:name="P25" style:family="paragraph" style:parent-style-name="Standard">
      <style:text-properties style:font-name="Consolas" fo:font-size="14pt" fo:font-style="normal" fo:font-weight="normal" officeooo:rsid="00409902" officeooo:paragraph-rsid="00409902" style:font-size-asian="12.25pt" style:font-style-asian="normal" style:font-weight-asian="normal" style:font-size-complex="14pt" style:font-style-complex="normal" style:font-weight-complex="normal"/>
    </style:style>
    <style:style style:name="P26" style:family="paragraph" style:parent-style-name="Standard">
      <style:text-properties style:font-name="Consolas" fo:font-size="14pt" fo:font-style="normal" fo:font-weight="normal" officeooo:rsid="0041f978" officeooo:paragraph-rsid="0041f978" style:font-size-asian="12.25pt" style:font-style-asian="normal" style:font-weight-asian="normal" style:font-size-complex="14pt" style:font-style-complex="normal" style:font-weight-complex="normal"/>
    </style:style>
    <style:style style:name="P27" style:family="paragraph" style:parent-style-name="Standard">
      <style:text-properties style:font-name="Consolas" fo:font-size="14pt" fo:font-style="normal" fo:font-weight="normal" officeooo:rsid="00437427" officeooo:paragraph-rsid="00437427" style:font-size-asian="12.25pt" style:font-style-asian="normal" style:font-weight-asian="normal" style:font-size-complex="14pt" style:font-style-complex="normal" style:font-weight-complex="normal"/>
    </style:style>
    <style:style style:name="P28" style:family="paragraph" style:parent-style-name="Standard">
      <style:text-properties style:font-name="Consolas" fo:font-size="14pt" fo:font-style="normal" fo:font-weight="normal" officeooo:rsid="0043ce35" officeooo:paragraph-rsid="00437427" style:font-size-asian="12.25pt" style:font-style-asian="normal" style:font-weight-asian="normal" style:font-size-complex="14pt" style:font-style-complex="normal" style:font-weight-complex="normal"/>
    </style:style>
    <style:style style:name="P29" style:family="paragraph" style:parent-style-name="Standard">
      <style:text-properties style:font-name="Consolas" fo:font-size="14pt" fo:font-style="normal" fo:font-weight="normal" officeooo:rsid="0043ce35" officeooo:paragraph-rsid="0043ce35" style:font-size-asian="12.25pt" style:font-style-asian="normal" style:font-weight-asian="normal" style:font-size-complex="14pt" style:font-style-complex="normal" style:font-weight-complex="normal"/>
    </style:style>
    <style:style style:name="P30" style:family="paragraph" style:parent-style-name="Standard">
      <style:text-properties style:font-name="Consolas" fo:font-size="14pt" fo:font-style="normal" fo:font-weight="normal" officeooo:rsid="0043f61d" officeooo:paragraph-rsid="0043f61d" style:font-size-asian="12.25pt" style:font-style-asian="normal" style:font-weight-asian="normal" style:font-size-complex="14pt" style:font-style-complex="normal" style:font-weight-complex="normal"/>
    </style:style>
    <style:style style:name="P31" style:family="paragraph" style:parent-style-name="Standard">
      <style:text-properties style:font-name="Consolas" fo:font-size="14pt" fo:font-style="normal" fo:font-weight="bold" officeooo:rsid="001cbb2c" officeooo:paragraph-rsid="001cbb2c" style:font-size-asian="12.25pt" style:font-style-asian="normal" style:font-weight-asian="bold" style:font-size-complex="14pt" style:font-style-complex="normal" style:font-weight-complex="bold"/>
    </style:style>
    <style:style style:name="P32" style:family="paragraph" style:parent-style-name="Standard">
      <style:text-properties style:font-name="Consolas" fo:font-size="14pt" fo:font-style="normal" fo:font-weight="bold" officeooo:rsid="001d5365" officeooo:paragraph-rsid="001d5365" style:font-size-asian="12.25pt" style:font-style-asian="normal" style:font-weight-asian="bold" style:font-size-complex="14pt" style:font-style-complex="normal" style:font-weight-complex="bold"/>
    </style:style>
    <style:style style:name="P33" style:family="paragraph" style:parent-style-name="Standard">
      <style:text-properties style:font-name="Consolas" fo:font-size="14pt" fo:font-style="normal" fo:font-weight="bold" officeooo:rsid="0024e652" officeooo:paragraph-rsid="0024e652" style:font-size-asian="12.25pt" style:font-style-asian="normal" style:font-weight-asian="bold" style:font-size-complex="14pt" style:font-style-complex="normal" style:font-weight-complex="bold"/>
    </style:style>
    <style:style style:name="P34" style:family="paragraph" style:parent-style-name="Standard">
      <style:text-properties style:font-name="Consolas" fo:font-size="14pt" fo:font-style="normal" fo:font-weight="bold" officeooo:rsid="00220e91" officeooo:paragraph-rsid="00220e91" style:font-size-asian="12.25pt" style:font-style-asian="normal" style:font-weight-asian="bold" style:font-size-complex="14pt" style:font-style-complex="normal" style:font-weight-complex="bold"/>
    </style:style>
    <style:style style:name="P35" style:family="paragraph" style:parent-style-name="Standard">
      <style:text-properties style:font-name="Consolas" fo:font-size="14pt" fo:font-style="normal" fo:font-weight="bold" officeooo:rsid="002d3697" officeooo:paragraph-rsid="002d3697" style:font-size-asian="12.25pt" style:font-style-asian="normal" style:font-weight-asian="bold" style:font-size-complex="14pt" style:font-style-complex="normal" style:font-weight-complex="bold"/>
    </style:style>
    <style:style style:name="P36" style:family="paragraph" style:parent-style-name="Standard">
      <style:text-properties style:font-name="Consolas" fo:font-size="14pt" fo:font-style="normal" fo:font-weight="bold" officeooo:rsid="002e8ab4" officeooo:paragraph-rsid="002e8ab4" style:font-size-asian="12.25pt" style:font-style-asian="normal" style:font-weight-asian="bold" style:font-size-complex="14pt" style:font-style-complex="normal" style:font-weight-complex="bold"/>
    </style:style>
    <style:style style:name="P37" style:family="paragraph" style:parent-style-name="Standard">
      <style:text-properties style:font-name="Consolas" fo:font-size="14pt" fo:font-style="normal" fo:font-weight="bold" officeooo:rsid="002fc5ca" officeooo:paragraph-rsid="002fc5ca" style:font-size-asian="12.25pt" style:font-style-asian="normal" style:font-weight-asian="bold" style:font-size-complex="14pt" style:font-style-complex="normal" style:font-weight-complex="bold"/>
    </style:style>
    <style:style style:name="P38" style:family="paragraph" style:parent-style-name="Standard">
      <style:text-properties style:font-name="Consolas" fo:font-size="14pt" fo:font-style="normal" fo:font-weight="bold" officeooo:rsid="00309cae" officeooo:paragraph-rsid="00309cae" style:font-size-asian="12.25pt" style:font-style-asian="normal" style:font-weight-asian="bold" style:font-size-complex="14pt" style:font-style-complex="normal" style:font-weight-complex="bold"/>
    </style:style>
    <style:style style:name="P39" style:family="paragraph" style:parent-style-name="Standard">
      <style:text-properties style:font-name="Consolas" fo:font-size="14pt" fo:font-style="normal" fo:font-weight="bold" officeooo:rsid="003665db" officeooo:paragraph-rsid="003665db" style:font-size-asian="12.25pt" style:font-style-asian="normal" style:font-weight-asian="bold" style:font-size-complex="14pt" style:font-style-complex="normal" style:font-weight-complex="bold"/>
    </style:style>
    <style:style style:name="P40" style:family="paragraph" style:parent-style-name="Standard">
      <style:text-properties style:font-name="Consolas" fo:font-size="14pt" fo:font-style="normal" fo:font-weight="bold" officeooo:rsid="00390198" officeooo:paragraph-rsid="00390198" style:font-size-asian="12.25pt" style:font-style-asian="normal" style:font-weight-asian="bold" style:font-size-complex="14pt" style:font-style-complex="normal" style:font-weight-complex="bold"/>
    </style:style>
    <style:style style:name="P41" style:family="paragraph" style:parent-style-name="Standard">
      <style:text-properties style:font-name="Consolas" fo:font-size="14pt" fo:font-style="normal" fo:font-weight="bold" officeooo:rsid="003b62c2" officeooo:paragraph-rsid="003b62c2" style:font-size-asian="12.25pt" style:font-style-asian="normal" style:font-weight-asian="bold" style:font-size-complex="14pt" style:font-style-complex="normal" style:font-weight-complex="bold"/>
    </style:style>
    <style:style style:name="P42" style:family="paragraph" style:parent-style-name="Standard">
      <style:text-properties style:font-name="Consolas" fo:font-size="14pt" fo:font-style="normal" fo:font-weight="bold" officeooo:rsid="003ce3c7" officeooo:paragraph-rsid="003ce3c7" style:font-size-asian="12.25pt" style:font-style-asian="normal" style:font-weight-asian="bold" style:font-size-complex="14pt" style:font-style-complex="normal" style:font-weight-complex="bold"/>
    </style:style>
    <style:style style:name="P43" style:family="paragraph" style:parent-style-name="Standard">
      <style:text-properties style:font-name="Consolas" fo:font-size="14pt" fo:font-style="normal" fo:font-weight="bold" officeooo:rsid="00409902" officeooo:paragraph-rsid="00409902" style:font-size-asian="12.25pt" style:font-style-asian="normal" style:font-weight-asian="bold" style:font-size-complex="14pt" style:font-style-complex="normal" style:font-weight-complex="bold"/>
    </style:style>
    <style:style style:name="P44" style:family="paragraph" style:parent-style-name="Standard">
      <style:text-properties style:font-name="Consolas" fo:font-size="14pt" fo:font-style="normal" fo:font-weight="bold" officeooo:rsid="00437427" officeooo:paragraph-rsid="00437427" style:font-size-asian="12.25pt" style:font-style-asian="normal" style:font-weight-asian="bold" style:font-size-complex="14pt" style:font-style-complex="normal" style:font-weight-complex="bold"/>
    </style:style>
    <style:style style:name="P45" style:family="paragraph" style:parent-style-name="Standard">
      <style:text-properties style:font-name="Consolas" fo:font-size="14pt" fo:font-style="normal" fo:font-weight="bold" officeooo:rsid="0043ce35" officeooo:paragraph-rsid="0043ce35" style:font-size-asian="12.25pt" style:font-style-asian="normal" style:font-weight-asian="bold" style:font-size-complex="14pt" style:font-style-complex="normal" style:font-weight-complex="bold"/>
    </style:style>
    <style:style style:name="P46" style:family="paragraph" style:parent-style-name="Standard">
      <style:text-properties style:font-name="Consolas" fo:font-size="14pt" fo:font-weight="bold" officeooo:rsid="001cbb2c" officeooo:paragraph-rsid="001cbb2c" style:font-size-asian="12.25pt" style:font-weight-asian="bold" style:font-size-complex="14pt" style:font-weight-complex="bold"/>
    </style:style>
    <style:style style:name="P47" style:family="paragraph" style:parent-style-name="Standard">
      <style:text-properties style:font-name="Consolas" fo:font-size="14pt" fo:font-weight="normal" officeooo:rsid="001cbb2c" officeooo:paragraph-rsid="001cbb2c" style:font-size-asian="12.25pt" style:font-weight-asian="normal" style:font-size-complex="14pt" style:font-weight-complex="normal"/>
    </style:style>
    <style:style style:name="P48" style:family="paragraph" style:parent-style-name="Standard" style:list-style-name="L1">
      <style:text-properties style:font-name="Consolas" fo:font-size="14pt" fo:font-weight="normal" officeooo:rsid="001cbb2c" officeooo:paragraph-rsid="001cbb2c" style:font-size-asian="12.25pt" style:font-weight-asian="normal" style:font-size-complex="14pt" style:font-weight-complex="normal"/>
    </style:style>
    <style:style style:name="P49" style:family="paragraph" style:parent-style-name="Standard">
      <style:text-properties style:font-name="Consolas" fo:font-size="14pt" fo:font-style="italic" fo:font-weight="bold" officeooo:rsid="001cbb2c" officeooo:paragraph-rsid="001cbb2c" style:font-size-asian="12.25pt" style:font-style-asian="italic" style:font-weight-asian="bold" style:font-size-complex="14pt" style:font-style-complex="italic" style:font-weight-complex="bold"/>
    </style:style>
    <style:style style:name="P50" style:family="paragraph" style:parent-style-name="Standard">
      <style:text-properties style:font-name="Consolas" fo:font-size="14pt" fo:font-style="italic" fo:font-weight="bold" officeooo:rsid="001fe664" officeooo:paragraph-rsid="001fe664" style:font-size-asian="12.25pt" style:font-style-asian="italic" style:font-weight-asian="bold" style:font-size-complex="14pt" style:font-style-complex="italic" style:font-weight-complex="bold"/>
    </style:style>
    <style:style style:name="P51" style:family="paragraph" style:parent-style-name="Standard">
      <style:text-properties style:font-name="Consolas" fo:font-size="14pt" fo:font-style="italic" fo:font-weight="bold" officeooo:rsid="001fe97f" officeooo:paragraph-rsid="001fe97f" style:font-size-asian="12.25pt" style:font-style-asian="italic" style:font-weight-asian="bold" style:font-size-complex="14pt" style:font-style-complex="italic" style:font-weight-complex="bold"/>
    </style:style>
    <style:style style:name="P52" style:family="paragraph" style:parent-style-name="Standard">
      <style:text-properties style:font-name="Consolas" fo:font-size="14pt" fo:font-style="italic" fo:font-weight="bold" officeooo:rsid="00220e91" officeooo:paragraph-rsid="00220e91" style:font-size-asian="12.25pt" style:font-style-asian="italic" style:font-weight-asian="bold" style:font-size-complex="14pt" style:font-style-complex="italic" style:font-weight-complex="bold"/>
    </style:style>
    <style:style style:name="P53" style:family="paragraph" style:parent-style-name="Standard">
      <style:text-properties style:font-name="Consolas" fo:font-size="14pt" fo:font-style="italic" fo:font-weight="bold" officeooo:rsid="002d3697" officeooo:paragraph-rsid="002d3697" style:font-size-asian="12.25pt" style:font-style-asian="italic" style:font-weight-asian="bold" style:font-size-complex="14pt" style:font-style-complex="italic" style:font-weight-complex="bold"/>
    </style:style>
    <style:style style:name="P54" style:family="paragraph" style:parent-style-name="Standard">
      <style:text-properties style:font-name="Consolas" fo:font-size="14pt" fo:font-style="italic" fo:font-weight="normal" officeooo:rsid="0024e652" officeooo:paragraph-rsid="0024e652" style:font-size-asian="12.25pt" style:font-style-asian="italic" style:font-weight-asian="normal" style:font-size-complex="14pt" style:font-style-complex="italic" style:font-weight-complex="normal"/>
    </style:style>
    <style:style style:name="P55" style:family="paragraph" style:parent-style-name="Standard">
      <style:text-properties style:font-name="Consolas" fo:font-size="26pt" fo:font-weight="bold" officeooo:rsid="001cbb2c" officeooo:paragraph-rsid="001cbb2c" style:font-size-asian="26pt" style:font-weight-asian="bold" style:font-size-complex="26pt" style:font-weight-complex="bold"/>
    </style:style>
    <style:style style:name="P56" style:family="paragraph" style:parent-style-name="Standard">
      <style:text-properties style:font-name="Consolas" fo:font-size="16pt" fo:font-weight="normal" officeooo:rsid="001cbb2c" officeooo:paragraph-rsid="001cbb2c" style:font-size-asian="14pt" style:font-weight-asian="normal" style:font-size-complex="16pt" style:font-weight-complex="normal"/>
    </style:style>
    <style:style style:name="P57" style:family="paragraph" style:parent-style-name="Standard">
      <style:text-properties style:font-name="Consolas" fo:font-size="16pt" fo:font-style="normal" fo:font-weight="bold" officeooo:rsid="001d5365" officeooo:paragraph-rsid="001d5365" style:font-size-asian="12.25pt" style:font-style-asian="normal" style:font-weight-asian="bold" style:font-size-complex="14pt" style:font-style-complex="normal" style:font-weight-complex="bold"/>
    </style:style>
    <style:style style:name="P58" style:family="paragraph" style:parent-style-name="Standard">
      <style:text-properties style:font-name="Consolas" fo:font-size="18pt" fo:font-weight="normal" officeooo:rsid="001cbb2c" officeooo:paragraph-rsid="001cbb2c" style:font-size-asian="12.25pt" style:font-weight-asian="normal" style:font-size-complex="14pt" style:font-weight-complex="normal"/>
    </style:style>
    <style:style style:name="P59" style:family="paragraph" style:parent-style-name="Standard">
      <style:text-properties style:font-name="Consolas" fo:font-size="18pt" fo:font-weight="normal" officeooo:rsid="00220e91" officeooo:paragraph-rsid="001cbb2c" style:font-size-asian="12.25pt" style:font-weight-asian="normal" style:font-size-complex="14pt" style:font-weight-complex="normal"/>
    </style:style>
    <style:style style:name="P60" style:family="paragraph" style:parent-style-name="Standard">
      <style:text-properties style:font-name="Consolas" fo:font-size="18pt" fo:font-weight="bold" officeooo:rsid="001cbb2c" officeooo:paragraph-rsid="001cbb2c" style:font-size-asian="12.25pt" style:font-weight-asian="bold" style:font-size-complex="14pt" style:font-weight-complex="bold"/>
    </style:style>
    <style:style style:name="P61" style:family="paragraph" style:parent-style-name="Standard">
      <style:text-properties style:font-name="Consolas" fo:font-size="18pt" fo:font-style="normal" fo:font-weight="bold" officeooo:rsid="0021b587" officeooo:paragraph-rsid="0021b587" style:font-size-asian="15.75pt" style:font-style-asian="normal" style:font-weight-asian="bold" style:font-size-complex="18pt" style:font-style-complex="normal" style:font-weight-complex="bold"/>
    </style:style>
    <style:style style:name="P62" style:family="paragraph" style:parent-style-name="Standard">
      <style:text-properties style:font-name="Consolas" fo:font-size="18pt" fo:font-style="normal" fo:font-weight="bold" officeooo:rsid="0043f61d" officeooo:paragraph-rsid="0043f61d" style:font-size-asian="15.75pt" style:font-style-asian="normal" style:font-weight-asian="bold" style:font-size-complex="18pt" style:font-style-complex="normal" style:font-weight-complex="bold"/>
    </style:style>
    <style:style style:name="P63" style:family="paragraph" style:parent-style-name="Standard">
      <style:text-properties officeooo:paragraph-rsid="00220e91"/>
    </style:style>
    <style:style style:name="P64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style:font-name="Consolas" fo:font-size="14pt" fo:font-style="normal" fo:font-weight="normal" officeooo:rsid="002e8ab4" officeooo:paragraph-rsid="002e8ab4" style:font-size-asian="12.25pt" style:font-style-asian="normal" style:font-weight-asian="normal" style:font-size-complex="14pt" style:font-style-complex="normal" style:font-weight-complex="normal"/>
    </style:style>
    <style:style style:name="P65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style:font-name="Consolas" fo:font-size="14pt" fo:font-style="normal" fo:font-weight="normal" officeooo:rsid="0031e553" officeooo:paragraph-rsid="00309cae" style:font-size-asian="12.25pt" style:font-style-asian="normal" style:font-weight-asian="normal" style:font-size-complex="14pt" style:font-style-complex="normal" style:font-weight-complex="normal"/>
    </style:style>
    <style:style style:name="P66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style:font-name="Consolas" fo:font-size="14pt" fo:font-style="normal" fo:font-weight="normal" officeooo:rsid="00339016" officeooo:paragraph-rsid="00339016" style:font-size-asian="12.25pt" style:font-style-asian="normal" style:font-weight-asian="normal" style:font-size-complex="14pt" style:font-style-complex="normal" style:font-weight-complex="normal"/>
    </style:style>
    <style:style style:name="P67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style:font-name="Consolas" fo:font-size="14pt" fo:font-style="normal" fo:font-weight="normal" officeooo:rsid="0039a2e9" officeooo:paragraph-rsid="00390198" style:font-size-asian="12.25pt" style:font-style-asian="normal" style:font-weight-asian="normal" style:font-size-complex="14pt" style:font-style-complex="normal" style:font-weight-complex="normal"/>
    </style:style>
    <style:style style:name="P68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style:font-name="Consolas" fo:font-size="14pt" fo:font-style="normal" fo:font-weight="normal" officeooo:rsid="003ce3c7" officeooo:paragraph-rsid="003ce3c7" style:font-size-asian="12.25pt" style:font-style-asian="normal" style:font-weight-asian="normal" style:font-size-complex="14pt" style:font-style-complex="normal" style:font-weight-complex="normal"/>
    </style:style>
    <style:style style:name="P69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style:font-name="Consolas" fo:font-size="14pt" fo:font-style="normal" fo:font-weight="normal" officeooo:rsid="00409902" officeooo:paragraph-rsid="00409902" style:font-size-asian="12.25pt" style:font-style-asian="normal" style:font-weight-asian="normal" style:font-size-complex="14pt" style:font-style-complex="normal" style:font-weight-complex="normal"/>
    </style:style>
    <style:style style:name="P70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style:font-name="Consolas" fo:font-size="14pt" fo:font-style="normal" fo:font-weight="normal" officeooo:rsid="0043ce35" officeooo:paragraph-rsid="0043ce35" style:font-size-asian="12.25pt" style:font-style-asian="normal" style:font-weight-asian="normal" style:font-size-complex="14pt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officeooo:rsid="001e4247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fo:font-style="normal" fo:font-weight="normal" officeooo:rsid="0024e652" style:font-style-asian="normal" style:font-weight-asian="normal" style:font-style-complex="normal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33f4d4" style:font-weight-asian="bold" style:font-weight-complex="bold"/>
    </style:style>
    <style:style style:name="T8" style:family="text">
      <style:text-properties style:font-name="Consolas" fo:font-size="14pt" fo:font-style="normal" fo:font-weight="normal" officeooo:rsid="00220e91" style:font-size-asian="12.25pt" style:font-style-asian="normal" style:font-weight-asian="normal" style:font-size-complex="14pt" style:font-style-complex="normal" style:font-weight-complex="normal"/>
    </style:style>
    <style:style style:name="T9" style:family="text">
      <style:text-properties officeooo:rsid="0026b19c"/>
    </style:style>
    <style:style style:name="T10" style:family="text">
      <style:text-properties officeooo:rsid="0029ca85"/>
    </style:style>
    <style:style style:name="T11" style:family="text">
      <style:text-properties officeooo:rsid="0033f4d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5">Node.js</text:p>
      <text:p text:style-name="P56">This document will serve as my notes when I’m taking the entire lecture, kind of like a referral go to.</text:p>
      <text:p text:style-name="P56"/>
      <text:p text:style-name="P46">Introduction to Node JS</text:p>
      <text:p text:style-name="P47">Highly scalable, data intensive, and real-time apps.</text:p>
      <text:p text:style-name="P47">Super fast and highly scalable surfaces.</text:p>
      <text:p text:style-name="P47"/>
      <text:p text:style-name="P47">Node vs Spring</text:p>
      <text:list xml:id="list268895922497729517" text:style-name="L1">
        <text:list-item>
          <text:p text:style-name="P48">Built twice as fast, fewer people</text:p>
        </text:list-item>
        <text:list-item>
          <text:p text:style-name="P48">33% fewer lines of code</text:p>
        </text:list-item>
        <text:list-item>
          <text:p text:style-name="P48">40% fewer files</text:p>
        </text:list-item>
        <text:list-item>
          <text:p text:style-name="P48">2x request/sec</text:p>
        </text:list-item>
        <text:list-item>
          <text:p text:style-name="P48">35% faster response time</text:p>
        </text:list-item>
      </text:list>
      <text:p text:style-name="P47"/>
      <text:p text:style-name="P46">Uses JavaScript :O</text:p>
      <text:p text:style-name="P46">Large Ecosystem of open-source libs</text:p>
      <text:p text:style-name="P46"/>
      <text:p text:style-name="P47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9"/>
      <text:p text:style-name="P60"><text:soft-page-break/>Node JS Architecture</text:p>
      <text:p text:style-name="P46">* Ryan Dahl – Creator of Node</text:p>
      <text:p text:style-name="P46"/>
      <text:p text:style-name="P49">Chrome’s V8 (Fastest JS engine) to C++ body = Node.js</text:p>
      <text:p text:style-name="P49"/>
      <text:p text:style-name="P2">Browsers JS vs Node</text:p>
      <text:p text:style-name="P2">- Node allows file manipulation/loading.</text:p>
      <text:p text:style-name="P2">- Network fun.</text:p>
      <text:p text:style-name="P2"/>
      <text:p text:style-name="P31">Node.js =/ <text:span text:style-name="T1">Programming Language or a framework!</text:span></text:p>
      <text:p text:style-name="P49"/>
      <text:p text:style-name="P49">Node.js is a run-time environment!</text:p>
      <text:p text:style-name="P49"/>
      <text:p text:style-name="P3"/>
      <text:p text:style-name="P57">Running</text:p>
      <text:p text:style-name="P57"/>
      <text:p text:style-name="P32">Node js runs asynchronously! </text:p>
      <text:p text:style-name="P32"/>
      <text:p text:style-name="P32">How? It doesn’t quite <text:s/>use multiple threads as this would consume a ton of resources. Instead it uses an Event Queue (Like a dispatcher), Node sets up <text:span text:style-name="T2">the request then when that process finishes the request then it gets drawn out from the Event Queue for the next instruction.</text:span></text:p>
      <text:p text:style-name="P32"/>
      <text:p text:style-name="P3"/>
      <text:p text:style-name="P50">Node JS is ideal for I/O-intensive apps.</text:p>
      <text:p text:style-name="P51">Do not use NODE for CPU-intensive apps.</text:p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61"><text:soft-page-break/>Node Module System</text:p>
      <text:p text:style-name="P4"/>
      <text:p text:style-name="P5"/>
      <text:p text:style-name="P52"><text:span text:style-name="T4">Javascript globals (Belongs to window object)</text:span></text:p>
      <text:p text:style-name="P52"><text:span text:style-name="T4"><text:tab/>- setTimeout(); → Call a function after a delay</text:span></text:p>
      <text:p text:style-name="P52"><text:span text:style-name="T4"><text:tab/>- clearTimeout(); </text:span></text:p>
      <text:p text:style-name="P52"><text:span text:style-name="T4"><text:tab/>- setInterval(); → Call a function after a delay</text:span></text:p>
      <text:p text:style-name="P52"><text:span text:style-name="T4"><text:tab/>- clearInterval();<text:tab/></text:span></text:p>
      <text:p text:style-name="P52"><text:span text:style-name="T4"/></text:p>
      <text:p text:style-name="P52"><text:span text:style-name="T4">Browsers → window object → window.console.log or just console.log (Prefixes with window)</text:span></text:p>
      <text:p text:style-name="P52"><text:span text:style-name="T4">Even var message → window.message.</text:span></text:p>
      <text:p text:style-name="P52"><text:span text:style-name="T4"/></text:p>
      <text:p text:style-name="P52"><text:span text:style-name="T4">Even </text:span><text:span text:style-name="T3">global </text:span><text:span text:style-name="T4">has saying.</text:span></text:p>
      <text:p text:style-name="P52"><text:span text:style-name="T4"/></text:p>
      <text:p text:style-name="P52"><text:span text:style-name="T4"/></text:p>
      <text:p text:style-name="P52"><text:span text:style-name="T3">Node variables are not added to the global.</text:span></text:p>
      <text:p text:style-name="P52"><text:span text:style-name="T3"/></text:p>
      <text:p text:style-name="P1">var message = '';</text:p>
      <text:p text:style-name="P63"><text:span text:style-name="T8">console.log(message); → Correct!</text:span></text:p>
      <text:p text:style-name="P1">console.log(global.message); → Incorrect!</text:p>
      <text:p text:style-name="P52"><text:span text:style-name="T4"/></text:p>
      <text:p text:style-name="P52"><text:span text:style-name="T4"/></text:p>
      <text:p text:style-name="P52"><text:span text:style-name="T3">Problem with global scope → </text:span><text:span text:style-name="T4">Don’t define variables in the global scope (Even functions!). Since it might be overwritten! OOP → Encapsulation is needed, using modularity. (SCOPE) </text:span></text:p>
      <text:p text:style-name="P52"><text:span text:style-name="T4"/></text:p>
      <text:p text:style-name="P52"><text:span text:style-name="T4">Every node application has at least one file or one module as main. (tutorials is app.js)</text:span></text:p>
      <text:p text:style-name="P52"><text:span text:style-name="T4"/></text:p>
      <text:p text:style-name="P52"><text:span text:style-name="T4"/></text:p>
      <text:p text:style-name="P52"><text:span text:style-name="T4"/></text:p>
      <text:p text:style-name="P52"><text:span text:style-name="T4"/></text:p>
      <text:p text:style-name="P52"><text:span text:style-name="T4"/></text:p>
      <text:p text:style-name="P52"><text:span text:style-name="T4"/></text:p>
      <text:p text:style-name="P52"><text:span text:style-name="T4"/></text:p>
      <text:p text:style-name="P52"><text:span text:style-name="T4"/></text:p>
      <text:p text:style-name="P52"><text:span text:style-name="T4"/></text:p>
      <text:p text:style-name="P52"><text:span text:style-name="T4"/></text:p>
      <text:p text:style-name="P52"><text:span text:style-name="T4"/></text:p>
      <text:p text:style-name="P52"><text:soft-page-break/><text:span text:style-name="T4">console.log(module);</text:span></text:p>
      <text:p text:style-name="P52"><text:span text:style-name="T4">Module {</text:span></text:p>
      <text:p text:style-name="P52"><text:span text:style-name="T4"><text:s text:c="2"/>id: '.',</text:span></text:p>
      <text:p text:style-name="P52"><text:span text:style-name="T4"><text:s text:c="2"/></text:span><text:span text:style-name="T3">exports</text:span><text:span text:style-name="T4">: {}, </text:span><text:span text:style-name="T5">→ Anything added to this will be available on the outside.</text:span></text:p>
      <text:p text:style-name="P52"><text:span text:style-name="T4"><text:s text:c="2"/>parent: null,</text:span></text:p>
      <text:p text:style-name="P52"><text:span text:style-name="T4"><text:s text:c="2"/>filename:</text:span></text:p>
      <text:p text:style-name="P52"><text:span text:style-name="T4"><text:s text:c="3"/>'/home/kyle/Documents/DailyProgrammingChallenges/Studying/learning_node/Node_Module_System/first-app/app.js',</text:span></text:p>
      <text:p text:style-name="P52"><text:span text:style-name="T4"><text:s text:c="2"/>loaded: false,</text:span></text:p>
      <text:p text:style-name="P52"><text:span text:style-name="T4"><text:s text:c="2"/>children: [],</text:span></text:p>
      <text:p text:style-name="P52"><text:span text:style-name="T4"><text:s text:c="2"/>paths:</text:span></text:p>
      <text:p text:style-name="P52"><text:span text:style-name="T4"><text:s text:c="3"/>[ '/home/kyle/Documents/DailyProgrammingChallenges/Studying/learning_node/Node_Module_System/first-app/node_modules',</text:span></text:p>
      <text:p text:style-name="P52"><text:span text:style-name="T4"><text:s text:c="5"/>'/home/kyle/Documents/DailyProgrammingChallenges/Studying/learning_node/Node_Module_System/node_modules',</text:span></text:p>
      <text:p text:style-name="P52"><text:span text:style-name="T4"><text:s text:c="5"/>'/home/kyle/Documents/DailyProgrammingChallenges/Studying/learning_node/node_modules',</text:span></text:p>
      <text:p text:style-name="P52"><text:span text:style-name="T4"><text:s text:c="5"/>'/home/kyle/Documents/DailyProgrammingChallenges/Studying/node_modules',</text:span></text:p>
      <text:p text:style-name="P52"><text:span text:style-name="T4"><text:s text:c="5"/>'/home/kyle/Documents/DailyProgrammingChallenges/node_modules',</text:span></text:p>
      <text:p text:style-name="P52"><text:span text:style-name="T4"><text:s text:c="5"/>'/home/kyle/Documents/node_modules',</text:span></text:p>
      <text:p text:style-name="P52"><text:span text:style-name="T4"><text:s text:c="5"/>'/home/kyle/node_modules',</text:span></text:p>
      <text:p text:style-name="P52"><text:span text:style-name="T4"><text:s text:c="5"/>'/home/node_modules',</text:span></text:p>
      <text:p text:style-name="P52"><text:span text:style-name="T4"><text:s text:c="5"/>'/node_modules' ] }</text:span></text:p>
      <text:p text:style-name="P52"><text:span text:style-name="T4"/></text:p>
      <text:p text:style-name="P52"><text:span text:style-name="T4"/></text:p>
      <text:p text:style-name="P52"><text:span text:style-name="T4"/></text:p>
      <text:p text:style-name="P52"><text:span text:style-name="T4"/></text:p>
      <text:p text:style-name="P52"><text:span text:style-name="T4"/></text:p>
      <text:p text:style-name="P52"><text:span text:style-name="T4"/></text:p>
      <text:p text:style-name="P52"><text:span text:style-name="T4"/></text:p>
      <text:p text:style-name="P52"><text:span text:style-name="T4"/></text:p>
      <text:p text:style-name="P52"><text:span text:style-name="T4"/></text:p>
      <text:p text:style-name="P33"><text:soft-page-break/><text:span text:style-name="T1">To export (Make our module known):</text:span></text:p>
      <text:p text:style-name="P33"><text:span text:style-name="T1">module.exports.NAME = WANT KNOWN;</text:span></text:p>
      <text:p text:style-name="P33"><text:span text:style-name="T1"/></text:p>
      <text:p text:style-name="P33"><text:span text:style-name="T1">To import/require. Don’t need to add .js since Node assumes its a JavaScript file, if not, define.</text:span></text:p>
      <text:p text:style-name="P33"><text:span text:style-name="T1">require(‘./...’);</text:span></text:p>
      <text:p text:style-name="P34"><text:span text:style-name="T1"/></text:p>
      <text:p text:style-name="P34"><text:span text:style-name="T1"/></text:p>
      <text:p text:style-name="P33"><text:span text:style-name="T1">var logger = require(‘./logger’);</text:span></text:p>
      <text:p text:style-name="P6">console.log(logger);</text:p>
      <text:p text:style-name="P6"/>
      <text:p text:style-name="P6">app.js → { log: [Function: log] }</text:p>
      <text:p text:style-name="P6"/>
      <text:p text:style-name="P6">logger.log(‘message’); → prints message.</text:p>
      <text:p text:style-name="P6"/>
      <text:p text:style-name="P7">We can also eliminate module.exports.log to module.exports = log to make the logger.js require a complete function. <text:span text:style-name="T10">(Not requiring an additional call to the actual function inside the script).</text:span></text:p>
      <text:p text:style-name="P6"/>
      <text:p text:style-name="P33">JavaScript recent implementation has added constants to the language, using the const keyword. (Similar to Java’s final keyword).</text:p>
      <text:p text:style-name="P33"/>
      <text:p text:style-name="P6">Instead of var logger = …</text:p>
      <text:p text:style-name="P6">Use <text:span text:style-name="T6">const </text:span>logger = …. </text:p>
      <text:p text:style-name="P6"/>
      <text:p text:style-name="P6">When requiring, we don’t want to overwrite variables (Since JavaScript is an interpreted language, we will run into this).</text:p>
      <text:p text:style-name="P6"/>
      <text:p text:style-name="P6"><text:span text:style-name="T9">We can use jshint to find possible errors of .js files.</text:span></text:p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3"><text:soft-page-break/>Creating a syntax error on the first line.</text:p>
      <text:p text:style-name="P8">node app.js </text:p>
      <text:p text:style-name="P8">/home/kyle/Documents/DailyProgrammingChallenges/Studying/learning_node/Node_Module_System/first-app/logger.js:1</text:p>
      <text:p text:style-name="P8">(function (exports, require, module, __filename, __dirname) { var x =;</text:p>
      <text:p text:style-name="P8"/>
      <text:p text:style-name="P8">Node wraps the code upon execution. </text:p>
      <text:p text:style-name="P8"/>
      <text:p text:style-name="P35">Immediately Invoked Function Expression – IIFE</text:p>
      <text:p text:style-name="P8"><text:span text:style-name="T6">(function (exports, require, module, __filename, __dirname) {</text:span> </text:p>
      <text:p text:style-name="P8"><text:tab/>… (app.js code)</text:p>
      <text:p text:style-name="P35">}</text:p>
      <text:p text:style-name="P35"/>
      <text:p text:style-name="P8"/>
      <text:p text:style-name="P36">Also known as the Module Wrapper Function!</text:p>
      <text:p text:style-name="P64"/>
      <text:p text:style-name="P9"/>
      <text:p text:style-name="P10">(function (exports, require, module, __filename, __dirname) { </text:p>
      <text:p text:style-name="P10"><text:tab/>var url = 'http://mylogger.io/log';</text:p>
      <text:p text:style-name="P10"/>
      <text:p text:style-name="P10"><text:tab/>function log(message) {</text:p>
      <text:p text:style-name="P10"><text:tab/><text:tab/>// Send an HTTP request</text:p>
      <text:p text:style-name="P10"><text:tab/><text:tab/>console.log(message);</text:p>
      <text:p text:style-name="P10"><text:tab/>}</text:p>
      <text:p text:style-name="P10"/>
      <text:p text:style-name="P10"><text:tab/>// Add our function to </text:p>
      <text:p text:style-name="P10"><text:tab/>// a variable log in exports</text:p>
      <text:p text:style-name="P10"><text:tab/>module.exports.log = log;</text:p>
      <text:p text:style-name="P10"><text:tab/>//module.exports.baseUrl = url;</text:p>
      <text:p text:style-name="P10"/>
      <text:p text:style-name="P10"><text:tab/>module.exports = log;</text:p>
      <text:p text:style-name="P10"><text:tab/>exports.log = log;</text:p>
      <text:p text:style-name="P10"/>
      <text:p text:style-name="P10"><text:tab/><text:span text:style-name="T6">exports = log; // Nope, references module.exports</text:span></text:p>
      <text:p text:style-name="P10"/>
      <text:p text:style-name="P10">}</text:p>
      <text:p text:style-name="P37"/>
      <text:p text:style-name="P37"><text:soft-page-break/>API <text:span text:style-name="T1">→ </text:span><text:a xlink:type="simple" xlink:href="https://nodejs.org/dist/latest-v10.x/docs/api/" text:style-name="Internet_20_link" text:visited-style-name="Visited_20_Internet_20_Link"><text:span text:style-name="T1">https://nodejs.org/dist/latest-v10.x/docs/api/</text:span></text:a></text:p>
      <text:p text:style-name="P37"><text:span text:style-name="T1"/></text:p>
      <text:p text:style-name="P38"><text:span text:style-name="T1">Using NodeJS </text:span>path<text:span text:style-name="T1"> module:</text:span></text:p>
      <text:p text:style-name="P38"><text:span text:style-name="T1"/></text:p>
      <text:p text:style-name="P38"><text:span text:style-name="T1">const path = require('path');</text:span></text:p>
      <text:p text:style-name="P38"><text:span text:style-name="T1"/></text:p>
      <text:p text:style-name="P38"><text:span text:style-name="T1">var pathObj = path.parse(__dirname);</text:span></text:p>
      <text:p text:style-name="P38"><text:span text:style-name="T1"/></text:p>
      <text:p text:style-name="P38"><text:span text:style-name="T1">console.log(pathObj);</text:span></text:p>
      <text:p text:style-name="P38"><text:span text:style-name="T1"/></text:p>
      <text:p text:style-name="P38"><text:span text:style-name="T1">{ root: '/',</text:span></text:p>
      <text:p text:style-name="P38"><text:span text:style-name="T1"><text:s text:c="2"/>dir:</text:span></text:p>
      <text:p text:style-name="P38"><text:span text:style-name="T1"><text:s text:c="3"/>'/home/kyle/Documents/DailyProgrammingChallenges/Studying/learning_node/Node_Module_System',</text:span></text:p>
      <text:p text:style-name="P38"><text:span text:style-name="T1"><text:s text:c="2"/>base: 'first-app',</text:span></text:p>
      <text:p text:style-name="P38"><text:span text:style-name="T1"><text:s text:c="2"/>ext: '',</text:span></text:p>
      <text:p text:style-name="P38"><text:span text:style-name="T1"><text:s text:c="2"/>name: 'first-app' </text:span></text:p>
      <text:p text:style-name="P38"><text:span text:style-name="T1">}</text:span></text:p>
      <text:p text:style-name="P65"/>
      <text:p text:style-name="P11"/>
      <text:p text:style-name="P11">Using NodeJS <text:span text:style-name="T6">os </text:span>moudle + Template String by ECMAScript:</text:p>
      <text:p text:style-name="P11"/>
      <text:p text:style-name="P11">const os = require('os');</text:p>
      <text:p text:style-name="P11"/>
      <text:p text:style-name="P11">var totalMemory = os.totalmem();</text:p>
      <text:p text:style-name="P11">var freeMemory = os.freemem();</text:p>
      <text:p text:style-name="P11"/>
      <text:p text:style-name="P11">// Template string</text:p>
      <text:p text:style-name="P11">// ES6 / ES2015 : <text:s/>ECMAScript 6</text:p>
      <text:p text:style-name="P11"/>
      <text:p text:style-name="P11">console.log(`Total Memory: ${totalMemory}`);</text:p>
      <text:p text:style-name="P11">console.log(`Free Memory ${freeMemory}`);</text:p>
      <text:p text:style-name="P11"/>
      <text:p text:style-name="P12">Total Memory: 8375619584</text:p>
      <text:p text:style-name="P12">Free Memory 5222973440</text:p>
      <text:p text:style-name="P12"/>
      <text:p text:style-name="P12">* <text:span text:style-name="T11">We can use this to obtain information about the </text:span><text:span text:style-name="T7">server </text:span><text:span text:style-name="T11">since NodeJS runs as such.</text:span></text:p>
      <text:p text:style-name="P66"/>
      <text:p text:style-name="P12"/>
      <text:p text:style-name="P13"><text:soft-page-break/>Using NodeJS <text:span text:style-name="T6">fs </text:span>module:</text:p>
      <text:p text:style-name="P13"/>
      <text:p text:style-name="P14">const fs = require('fs');</text:p>
      <text:p text:style-name="P14"/>
      <text:p text:style-name="P14">const files = fs.readdirSync('./');</text:p>
      <text:p text:style-name="P14">console.log(files);</text:p>
      <text:p text:style-name="P14"/>
      <text:p text:style-name="P14">[ 'app.js', 'logger.js' ]</text:p>
      <text:p text:style-name="P14"/>
      <text:p text:style-name="P39">We can also use asynchronous function of readdir.</text:p>
      <text:p text:style-name="P39"/>
      <text:p text:style-name="P15">const fs = require('fs');</text:p>
      <text:p text:style-name="P15"/>
      <text:p text:style-name="P15">fs.readdir('./', function(err, files) { ← <text:span text:style-name="T6">Call back</text:span></text:p>
      <text:p text:style-name="P15"><text:tab/>if (err) console.log(err);</text:p>
      <text:p text:style-name="P15"><text:tab/>else console.log(files);</text:p>
      <text:p text:style-name="P15">});</text:p>
      <text:p text:style-name="P15"/>
      <text:p text:style-name="P15">[ 'app.js', 'logger.js' ]</text:p>
      <text:p text:style-name="P15"/>
      <text:p text:style-name="P15"/>
      <text:p text:style-name="P40">Simulate an error</text:p>
      <text:p text:style-name="P16">const fs = require('fs');</text:p>
      <text:p text:style-name="P16"/>
      <text:p text:style-name="P16">fs.readdir('$', function(err, files) {</text:p>
      <text:p text:style-name="P16"><text:tab/>if (err) console.log(err);</text:p>
      <text:p text:style-name="P16"><text:tab/>else console.log(files);</text:p>
      <text:p text:style-name="P16">});</text:p>
      <text:p text:style-name="P16"/>
      <text:p text:style-name="P16">{ [Error: ENOENT: no such file or directory, scandir '$'] errno: -2, code: 'ENOENT', syscall: 'scandir', path: '$' }</text:p>
      <text:p text:style-name="P67"/>
      <text:p text:style-name="P17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text:soft-page-break/>Much of Node’s functionality is based on <text:span text:style-name="T6">Events</text:span>!</text:p>
      <text:p text:style-name="P18"/>
      <text:p text:style-name="P19">Using NodeJS <text:span text:style-name="T6">events </text:span>module:</text:p>
      <text:p text:style-name="P19"/>
      <text:p text:style-name="P19">// This require of events is a class.</text:p>
      <text:p text:style-name="P19">const EventEmitter = require('events');</text:p>
      <text:p text:style-name="P19">const emitter = new EventEmitter();</text:p>
      <text:p text:style-name="P19"/>
      <text:p text:style-name="P19">// Register a listener (addListener = on, just an alias)</text:p>
      <text:p text:style-name="P19">emitter.on('messageLogged', function() {</text:p>
      <text:p text:style-name="P19"><text:tab/>console.log('Listener called.');</text:p>
      <text:p text:style-name="P19">});</text:p>
      <text:p text:style-name="P19"/>
      <text:p text:style-name="P19">// Raise an event.</text:p>
      <text:p text:style-name="P19">emitter.emit('messageLogged');</text:p>
      <text:p text:style-name="P19"/>
      <text:p text:style-name="P19">Listener called.</text:p>
      <text:p text:style-name="P19"/>
      <text:p text:style-name="P41">* jQuery uses the on function to listen for an event!</text:p>
      <text:p text:style-name="P19"/>
      <text:p text:style-name="P20">Adding arguments through the event emitter/listener.</text:p>
      <text:p text:style-name="P20">// This require of events is a class.</text:p>
      <text:p text:style-name="P20">const EventEmitter = require('events');</text:p>
      <text:p text:style-name="P20">const emitter = new EventEmitter();</text:p>
      <text:p text:style-name="P20"/>
      <text:p text:style-name="P20">// Register a listener (addListener = on, just an alias)</text:p>
      <text:p text:style-name="P20">emitter.on('messageLogged', function(args) {</text:p>
      <text:p text:style-name="P20"><text:tab/>console.log('Listener called.', args);</text:p>
      <text:p text:style-name="P20">});</text:p>
      <text:p text:style-name="P20"/>
      <text:p text:style-name="P20">// Raise an event. Now added an event argument object.</text:p>
      <text:p text:style-name="P20">emitter.emit('messageLogged', {id: 1, url: 'http://'});</text:p>
      <text:p text:style-name="P20"/>
      <text:p text:style-name="P20">Listener called. { id: 1, url: 'http://' }</text:p>
      <text:p text:style-name="P20"/>
      <text:p text:style-name="P42">ES6 introduced lambda → <text:span text:style-name="T1">Changing function(args) {</text:span></text:p>
      <text:p text:style-name="P42"><text:span text:style-name="T1">to (args) =&gt; {</text:span></text:p>
      <text:p text:style-name="P68"/>
      <text:p text:style-name="P20"/>
      <text:p text:style-name="P20"/>
      <text:p text:style-name="P20"/>
      <text:p text:style-name="P21"><text:soft-page-break/>Creating a <text:span text:style-name="T6">class </text:span>in NodeJS</text:p>
      <text:list xml:id="list6163377200530527254" text:style-name="L3">
        <text:list-item>
          <text:p text:style-name="P22">Standard naming convention of classes in Java.</text:p>
        </text:list-item>
        <text:list-item>
          <text:p text:style-name="P23">When a function is within a class</text:p>
          <text:list>
            <text:list-item>
              <text:p text:style-name="P23">You don’t need the function declaration</text:p>
            </text:list-item>
            <text:list-item>
              <text:p text:style-name="P23">It goes from a function to a method (Same thing but Node-ism)</text:p>
            </text:list-item>
          </text:list>
        </text:list-item>
      </text:list>
      <text:p text:style-name="P24">classes also have the extends property to obtain properties from a possible parent or related class.</text:p>
      <text:p text:style-name="P24"/>
      <text:p text:style-name="P43">app.js</text:p>
      <text:p text:style-name="P25">const Logger = require('./logger');</text:p>
      <text:p text:style-name="P25">const logger = new Logger();</text:p>
      <text:p text:style-name="P25"/>
      <text:p text:style-name="P25">// Register a listener (addListener = on, just an alias)</text:p>
      <text:p text:style-name="P25">logger.on('messageLogged', (args) =&gt; {</text:p>
      <text:p text:style-name="P25"><text:tab/>console.log('Listener called.', args);</text:p>
      <text:p text:style-name="P25">});</text:p>
      <text:p text:style-name="P25"/>
      <text:p text:style-name="P25">logger.log('message');</text:p>
      <text:p text:style-name="P24"/>
      <text:p text:style-name="P24"/>
      <text:p text:style-name="P43">logger.js </text:p>
      <text:p text:style-name="P25">const EventEmitter = require('events');</text:p>
      <text:p text:style-name="P25"/>
      <text:p text:style-name="P25">var url = 'http://mylogger.io/log';</text:p>
      <text:p text:style-name="P25"/>
      <text:p text:style-name="P25">// Pascal case convention</text:p>
      <text:p text:style-name="P25">class Logger extends EventEmitter{</text:p>
      <text:p text:style-name="P25"><text:tab/>log(message) {</text:p>
      <text:p text:style-name="P25"><text:tab/><text:tab/>// Send an HTTP request</text:p>
      <text:p text:style-name="P25"><text:tab/><text:tab/>console.log(message);</text:p>
      <text:p text:style-name="P25"><text:tab/><text:tab/>// Raise an event. Now added an event argument object.</text:p>
      <text:p text:style-name="P25"><text:tab/><text:tab/>this.emit('messageLogged', {id: 1, url: 'http://'});</text:p>
      <text:p text:style-name="P25"><text:tab/>}</text:p>
      <text:p text:style-name="P25">}</text:p>
      <text:p text:style-name="P25"/>
      <text:p text:style-name="P25">module.exports = Logger;</text:p>
      <text:p text:style-name="P25"/>
      <text:p text:style-name="P69">Listener called. { id: 1, url: 'http://' }</text:p>
      <text:p text:style-name="P26"><text:soft-page-break/>Using NodeJS <text:span text:style-name="T6">http </text:span>module:</text:p>
      <text:p text:style-name="P26"/>
      <text:p text:style-name="P27">const http = require('http');</text:p>
      <text:p text:style-name="P27"/>
      <text:p text:style-name="P27">const server = http.createServer();</text:p>
      <text:p text:style-name="P27"/>
      <text:p text:style-name="P27">server.on('connection', (socket) =&gt; {</text:p>
      <text:p text:style-name="P27"><text:tab/>console.log('New connection ...');</text:p>
      <text:p text:style-name="P27">});</text:p>
      <text:p text:style-name="P27"/>
      <text:p text:style-name="P27">server.listen(3000);</text:p>
      <text:p text:style-name="P27"/>
      <text:p text:style-name="P27">console.log('Listening on port 3000...');</text:p>
      <text:p text:style-name="P27"/>
      <text:p text:style-name="P44">localhost:3000 on webbrowser</text:p>
      <text:p text:style-name="P44"/>
      <text:p text:style-name="P27">Listening on port 3000...</text:p>
      <text:p text:style-name="P27">New connection …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8"><text:soft-page-break/></text:p>
      <text:p text:style-name="P29">How about actually handling requests/responses?</text:p>
      <text:p text:style-name="P29"/>
      <text:p text:style-name="P29">const http = require('http');</text:p>
      <text:p text:style-name="P29"/>
      <text:p text:style-name="P29">const server = http.createServer((req, res) =&gt; {</text:p>
      <text:p text:style-name="P29"><text:tab/>if (req.url == '/') {</text:p>
      <text:p text:style-name="P29"><text:tab/><text:tab/>res.write('Hello world!');</text:p>
      <text:p text:style-name="P29"><text:tab/><text:tab/>res.end();</text:p>
      <text:p text:style-name="P29"><text:tab/>}</text:p>
      <text:p text:style-name="P29"/>
      <text:p text:style-name="P29"><text:tab/>if (req.url == '/api/courses') {</text:p>
      <text:p text:style-name="P29"><text:tab/><text:tab/>res.write(JSON.stringify([1,2,3]));</text:p>
      <text:p text:style-name="P29"><text:tab/><text:tab/>res.end();</text:p>
      <text:p text:style-name="P29"><text:tab/>}</text:p>
      <text:p text:style-name="P29"/>
      <text:p text:style-name="P29">});</text:p>
      <text:p text:style-name="P29"/>
      <text:p text:style-name="P29">server.listen(3000);</text:p>
      <text:p text:style-name="P29"/>
      <text:p text:style-name="P29">console.log('Listening on port 3000 ...');</text:p>
      <text:p text:style-name="P29"/>
      <text:p text:style-name="P45">Webbrowser → localhost:3000 or localhost:3000/api/courses</text:p>
      <text:p text:style-name="P45"/>
      <text:p text:style-name="P70">Returns content.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62"><text:soft-page-break/>Node Package Module (NPM)</text:p>
      <text:p text:style-name="P3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nsolas" svg:font-family="Consolas" style:font-family-generic="swiss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5T14:18:20.354210419</meta:creation-date>
    <dc:date>2019-03-17T12:51:37.568099397</dc:date>
    <meta:editing-duration>PT7H2M3S</meta:editing-duration>
    <meta:editing-cycles>35</meta:editing-cycles>
    <meta:generator>LibreOffice/5.2.7.2$Linux_X86_64 LibreOffice_project/20m0$Build-2</meta:generator>
    <meta:document-statistic meta:table-count="0" meta:image-count="0" meta:object-count="0" meta:page-count="13" meta:paragraph-count="222" meta:word-count="1102" meta:character-count="8258" meta:non-whitespace-character-count="7251"/>
  </office:meta>
</office:document-meta>
</file>